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3"/>
        <table:table-row table:style-name="ro1">
          <table:table-cell table:style-name="ce1" office:value-type="string" calcext:value-type="string">
            <text:p>Power [dBm]</text:p>
          </table:table-cell>
          <table:table-cell table:style-name="ce1" office:value-type="string" calcext:value-type="string">
            <text:p>HDOP</text:p>
          </table:table-cell>
          <table:table-cell table:style-name="ce1" office:value-type="string" calcext:value-type="string">
            <text:p>VDOP</text:p>
          </table:table-cell>
          <table:table-cell table:style-name="ce1" office:value-type="string" calcext:value-type="string">
            <text:p>TDOP</text:p>
          </table:table-cell>
          <table:table-cell table:style-name="ce1" office:value-type="string" calcext:value-type="string">
            <text:p>Mlat</text:p>
          </table:table-cell>
          <table:table-cell table:style-name="ce1" office:value-type="string" calcext:value-type="string">
            <text:p>Mlong</text:p>
          </table:table-cell>
          <table:table-cell table:style-name="ce1" office:value-type="string" calcext:value-type="string">
            <text:p>Mheight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Slong</text:p>
          </table:table-cell>
          <table:table-cell table:style-name="ce1" office:value-type="string" calcext:value-type="string">
            <text:p>Sheight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office:value-type="string" calcext:value-type="string">
            <text:p>0.92</text:p>
          </table:table-cell>
          <table:table-cell office:value-type="float" office:value="1.23" calcext:value-type="float">
            <text:p>1,23</text:p>
          </table:table-cell>
          <table:table-cell office:value-type="float" office:value="0.76" calcext:value-type="float">
            <text:p>0,76</text:p>
          </table:table-cell>
          <table:table-cell office:value-type="float" office:value="56.97901" calcext:value-type="float">
            <text:p>56,97901</text:p>
          </table:table-cell>
          <table:table-cell office:value-type="float" office:value="7.45939" calcext:value-type="float">
            <text:p>7,45939</text:p>
          </table:table-cell>
          <table:table-cell office:value-type="float" office:value="186.9505" calcext:value-type="float">
            <text:p>186,9505</text:p>
          </table:table-cell>
          <table:table-cell office:value-type="float" office:value="2846221.89" calcext:value-type="float">
            <text:p>2846221,89</text:p>
          </table:table-cell>
          <table:table-cell office:value-type="float" office:value="2198652.4" calcext:value-type="float">
            <text:p>2198652,4</text:p>
          </table:table-cell>
          <table:table-cell office:value-type="float" office:value="5249972.86" calcext:value-type="float">
            <text:p>5249972,86</text:p>
          </table:table-cell>
          <table:table-cell office:value-type="float" office:value="0.009805" calcext:value-type="float">
            <text:p>0,009805</text:p>
          </table:table-cell>
          <table:table-cell office:value-type="float" office:value="0.009714" calcext:value-type="float">
            <text:p>0,009714</text:p>
          </table:table-cell>
          <table:table-cell office:value-type="float" office:value="0.492588" calcext:value-type="float">
            <text:p>0,492588</text:p>
          </table:table-cell>
          <table:table-cell office:value-type="float" office:value="0.242147" calcext:value-type="float">
            <text:p>0,242147</text:p>
          </table:table-cell>
          <table:table-cell office:value-type="float" office:value="0.146237" calcext:value-type="float">
            <text:p>0,146237</text:p>
          </table:table-cell>
          <table:table-cell office:value-type="float" office:value="0.532235" calcext:value-type="float">
            <text:p>0,532235</text:p>
          </table:table-cell>
        </table:table-row>
        <table:table-row table:style-name="ro2">
          <table:table-cell office:value-type="float" office:value="-70" calcext:value-type="float">
            <text:p>-70</text:p>
          </table:table-cell>
          <table:table-cell office:value-type="float" office:value="0.92" calcext:value-type="float">
            <text:p>0,92</text:p>
          </table:table-cell>
          <table:table-cell office:value-type="float" office:value="1.22" calcext:value-type="float">
            <text:p>1,22</text:p>
          </table:table-cell>
          <table:table-cell office:value-type="float" office:value="0.75" calcext:value-type="float">
            <text:p>0,75</text:p>
          </table:table-cell>
          <table:table-cell office:value-type="float" office:value="56.96076" calcext:value-type="float">
            <text:p>56,96076</text:p>
          </table:table-cell>
          <table:table-cell office:value-type="float" office:value="7.45111" calcext:value-type="float">
            <text:p>7,45111</text:p>
          </table:table-cell>
          <table:table-cell office:value-type="float" office:value="186.81654" calcext:value-type="float">
            <text:p>186,81654</text:p>
          </table:table-cell>
          <table:table-cell office:value-type="float" office:value="2846222.12" calcext:value-type="float">
            <text:p>2846222,12</text:p>
          </table:table-cell>
          <table:table-cell office:value-type="float" office:value="2198652.4" calcext:value-type="float">
            <text:p>2198652,4</text:p>
          </table:table-cell>
          <table:table-cell office:value-type="float" office:value="5249972.57" calcext:value-type="float">
            <text:p>5249972,57</text:p>
          </table:table-cell>
          <table:table-cell office:value-type="float" office:value="0.01453" calcext:value-type="float">
            <text:p>0,01453</text:p>
          </table:table-cell>
          <table:table-cell office:value-type="float" office:value="0.011455" calcext:value-type="float">
            <text:p>0,011455</text:p>
          </table:table-cell>
          <table:table-cell office:value-type="float" office:value="0.44145" calcext:value-type="float">
            <text:p>0,44145</text:p>
          </table:table-cell>
          <table:table-cell office:value-type="float" office:value="0.427918" calcext:value-type="float">
            <text:p>0,427918</text:p>
          </table:table-cell>
          <table:table-cell office:value-type="float" office:value="0.323298" calcext:value-type="float">
            <text:p>0,323298</text:p>
          </table:table-cell>
          <table:table-cell office:value-type="float" office:value="0.386104" calcext:value-type="float">
            <text:p>0,386104</text:p>
          </table:table-cell>
        </table:table-row>
        <table:table-row table:style-name="ro2">
          <table:table-cell office:value-type="float" office:value="-60" calcext:value-type="float">
            <text:p>-60</text:p>
          </table:table-cell>
          <table:table-cell office:value-type="float" office:value="0.92" calcext:value-type="float">
            <text:p>0,92</text:p>
          </table:table-cell>
          <table:table-cell office:value-type="float" office:value="1.22" calcext:value-type="float">
            <text:p>1,22</text:p>
          </table:table-cell>
          <table:table-cell office:value-type="float" office:value="0.75" calcext:value-type="float">
            <text:p>0,75</text:p>
          </table:table-cell>
          <table:table-cell office:value-type="float" office:value="56.96261" calcext:value-type="float">
            <text:p>56,96261</text:p>
          </table:table-cell>
          <table:table-cell office:value-type="float" office:value="7.47454" calcext:value-type="float">
            <text:p>7,47454</text:p>
          </table:table-cell>
          <table:table-cell office:value-type="float" office:value="185.00359" calcext:value-type="float">
            <text:p>185,00359</text:p>
          </table:table-cell>
          <table:table-cell office:value-type="float" office:value="2846221.03" calcext:value-type="float">
            <text:p>2846221,03</text:p>
          </table:table-cell>
          <table:table-cell office:value-type="float" office:value="2198652.07" calcext:value-type="float">
            <text:p>2198652,07</text:p>
          </table:table-cell>
          <table:table-cell office:value-type="float" office:value="5249971.1" calcext:value-type="float">
            <text:p>5249971,1</text:p>
          </table:table-cell>
          <table:table-cell office:value-type="float" office:value="0.020371" calcext:value-type="float">
            <text:p>0,020371</text:p>
          </table:table-cell>
          <table:table-cell office:value-type="float" office:value="0.012381" calcext:value-type="float">
            <text:p>0,012381</text:p>
          </table:table-cell>
          <table:table-cell table:style-name="ce4" office:value-type="float" office:value="1.855955" calcext:value-type="float">
            <text:p>1,855955</text:p>
          </table:table-cell>
          <table:table-cell office:value-type="float" office:value="0.585846" calcext:value-type="float">
            <text:p>0,585846</text:p>
          </table:table-cell>
          <table:table-cell office:value-type="float" office:value="0.381525" calcext:value-type="float">
            <text:p>0,381525</text:p>
          </table:table-cell>
          <table:table-cell office:value-type="float" office:value="1.84373" calcext:value-type="float">
            <text:p>1,84373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0.92" calcext:value-type="float">
            <text:p>0,92</text:p>
          </table:table-cell>
          <table:table-cell office:value-type="float" office:value="1.21" calcext:value-type="float">
            <text:p>1,21</text:p>
          </table:table-cell>
          <table:table-cell office:value-type="float" office:value="0.74" calcext:value-type="float">
            <text:p>0,74</text:p>
          </table:table-cell>
          <table:table-cell office:value-type="float" office:value="56.90124" calcext:value-type="float">
            <text:p>56,90124</text:p>
          </table:table-cell>
          <table:table-cell office:value-type="float" office:value="7.48004" calcext:value-type="float">
            <text:p>7,48004</text:p>
          </table:table-cell>
          <table:table-cell office:value-type="float" office:value="185.05259" calcext:value-type="float">
            <text:p>185,05259</text:p>
          </table:table-cell>
          <table:table-cell office:value-type="float" office:value="2846222.23" calcext:value-type="float">
            <text:p>2846222,23</text:p>
          </table:table-cell>
          <table:table-cell office:value-type="float" office:value="2198653.12" calcext:value-type="float">
            <text:p>2198653,12</text:p>
          </table:table-cell>
          <table:table-cell office:value-type="float" office:value="5249971.08" calcext:value-type="float">
            <text:p>5249971,08</text:p>
          </table:table-cell>
          <table:table-cell office:value-type="float" office:value="0.031872" calcext:value-type="float">
            <text:p>0,031872</text:p>
          </table:table-cell>
          <table:table-cell office:value-type="float" office:value="0.016968" calcext:value-type="float">
            <text:p>0,016968</text:p>
          </table:table-cell>
          <table:table-cell office:value-type="float" office:value="0.79546" calcext:value-type="float">
            <text:p>0,79546</text:p>
          </table:table-cell>
          <table:table-cell office:value-type="float" office:value="0.823569" calcext:value-type="float">
            <text:p>0,823569</text:p>
          </table:table-cell>
          <table:table-cell office:value-type="float" office:value="0.708136" calcext:value-type="float">
            <text:p>0,708136</text:p>
          </table:table-cell>
          <table:table-cell office:value-type="float" office:value="0.715694" calcext:value-type="float">
            <text:p>0,715694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0.87" calcext:value-type="float">
            <text:p>0,87</text:p>
          </table:table-cell>
          <table:table-cell office:value-type="float" office:value="1.18" calcext:value-type="float">
            <text:p>1,18</text:p>
          </table:table-cell>
          <table:table-cell office:value-type="float" office:value="0.69" calcext:value-type="float">
            <text:p>0,69</text:p>
          </table:table-cell>
          <table:table-cell office:value-type="float" office:value="56.90174" calcext:value-type="float">
            <text:p>56,90174</text:p>
          </table:table-cell>
          <table:table-cell office:value-type="float" office:value="7.44969" calcext:value-type="float">
            <text:p>7,44969</text:p>
          </table:table-cell>
          <table:table-cell office:value-type="float" office:value="183.14703" calcext:value-type="float">
            <text:p>183,14703</text:p>
          </table:table-cell>
          <table:table-cell office:value-type="float" office:value="2846221.7" calcext:value-type="float">
            <text:p>2846221,7</text:p>
          </table:table-cell>
          <table:table-cell office:value-type="float" office:value="2198652.04" calcext:value-type="float">
            <text:p>2198652,04</text:p>
          </table:table-cell>
          <table:table-cell office:value-type="float" office:value="5249968.51" calcext:value-type="float">
            <text:p>5249968,51</text:p>
          </table:table-cell>
          <table:table-cell office:value-type="float" office:value="0.02017" calcext:value-type="float">
            <text:p>0,02017</text:p>
          </table:table-cell>
          <table:table-cell office:value-type="float" office:value="0.034547" calcext:value-type="float">
            <text:p>0,034547</text:p>
          </table:table-cell>
          <table:table-cell office:value-type="float" office:value="1.109534" calcext:value-type="float">
            <text:p>1,109534</text:p>
          </table:table-cell>
          <table:table-cell office:value-type="float" office:value="0.64686" calcext:value-type="float">
            <text:p>0,64686</text:p>
          </table:table-cell>
          <table:table-cell office:value-type="float" office:value="0.950552" calcext:value-type="float">
            <text:p>0,950552</text:p>
          </table:table-cell>
          <table:table-cell office:value-type="float" office:value="0.772616" calcext:value-type="float">
            <text:p>0,772616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.05" calcext:value-type="float">
            <text:p>1,05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56.85496" calcext:value-type="float">
            <text:p>56,85496</text:p>
          </table:table-cell>
          <table:table-cell office:value-type="float" office:value="7.45955" calcext:value-type="float">
            <text:p>7,45955</text:p>
          </table:table-cell>
          <table:table-cell office:value-type="float" office:value="180.01612" calcext:value-type="float">
            <text:p>180,01612</text:p>
          </table:table-cell>
          <table:table-cell office:value-type="float" office:value="2846221.14" calcext:value-type="float">
            <text:p>2846221,14</text:p>
          </table:table-cell>
          <table:table-cell office:value-type="float" office:value="2198651.83" calcext:value-type="float">
            <text:p>2198651,83</text:p>
          </table:table-cell>
          <table:table-cell office:value-type="float" office:value="5249965.11" calcext:value-type="float">
            <text:p>5249965,11</text:p>
          </table:table-cell>
          <table:table-cell office:value-type="float" office:value="0.068776" calcext:value-type="float">
            <text:p>0,068776</text:p>
          </table:table-cell>
          <table:table-cell office:value-type="float" office:value="0.049894" calcext:value-type="float">
            <text:p>0,049894</text:p>
          </table:table-cell>
          <table:table-cell office:value-type="float" office:value="3.70037" calcext:value-type="float">
            <text:p>3,70037</text:p>
          </table:table-cell>
          <table:table-cell office:value-type="float" office:value="1.0052134" calcext:value-type="float">
            <text:p>1,0052134</text:p>
          </table:table-cell>
          <table:table-cell office:value-type="float" office:value="0.994748" calcext:value-type="float">
            <text:p>0,994748</text:p>
          </table:table-cell>
          <table:table-cell office:value-type="float" office:value="4.108249" calcext:value-type="float">
            <text:p>4,108249</text:p>
          </table:table-cell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0.98" calcext:value-type="float">
            <text:p>0,98</text:p>
          </table:table-cell>
          <table:table-cell office:value-type="float" office:value="1.4" calcext:value-type="float">
            <text:p>1,4</text:p>
          </table:table-cell>
          <table:table-cell office:value-type="float" office:value="0.81" calcext:value-type="float">
            <text:p>0,81</text:p>
          </table:table-cell>
          <table:table-cell office:value-type="float" office:value="57.12375" calcext:value-type="float">
            <text:p>57,12375</text:p>
          </table:table-cell>
          <table:table-cell office:value-type="float" office:value="7.32202" calcext:value-type="float">
            <text:p>7,32202</text:p>
          </table:table-cell>
          <table:table-cell office:value-type="float" office:value="191.86246" calcext:value-type="float">
            <text:p>191,86246</text:p>
          </table:table-cell>
          <table:table-cell office:value-type="float" office:value="2846222.44" calcext:value-type="float">
            <text:p>2846222,44</text:p>
          </table:table-cell>
          <table:table-cell office:value-type="float" office:value="2198649.81" calcext:value-type="float">
            <text:p>2198649,81</text:p>
          </table:table-cell>
          <table:table-cell office:value-type="float" office:value="5249979.58" calcext:value-type="float">
            <text:p>5249979,58</text:p>
          </table:table-cell>
          <table:table-cell office:value-type="float" office:value="0.214107" calcext:value-type="float">
            <text:p>0,214107</text:p>
          </table:table-cell>
          <table:table-cell office:value-type="float" office:value="0.378949" calcext:value-type="float">
            <text:p>0,378949</text:p>
          </table:table-cell>
          <table:table-cell office:value-type="float" office:value="10.965878" calcext:value-type="float">
            <text:p>10,965878</text:p>
          </table:table-cell>
          <table:table-cell office:value-type="float" office:value="1.721896" calcext:value-type="float">
            <text:p>1,721896</text:p>
          </table:table-cell>
          <table:table-cell office:value-type="float" office:value="7.79122" calcext:value-type="float">
            <text:p>7,79122</text:p>
          </table:table-cell>
          <table:table-cell office:value-type="float" office:value="12.003826" calcext:value-type="float">
            <text:p>12,003826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57" calcext:value-type="float">
            <text:p>0,57</text:p>
          </table:table-cell>
          <table:table-cell office:value-type="float" office:value="57.14634" calcext:value-type="float">
            <text:p>57,14634</text:p>
          </table:table-cell>
          <table:table-cell office:value-type="float" office:value="6.91114" calcext:value-type="float">
            <text:p>6,91114</text:p>
          </table:table-cell>
          <table:table-cell office:value-type="float" office:value="199.33759" calcext:value-type="float">
            <text:p>199,33759</text:p>
          </table:table-cell>
          <table:table-cell office:value-type="float" office:value="2846229.7" calcext:value-type="float">
            <text:p>2846229,7</text:p>
          </table:table-cell>
          <table:table-cell office:value-type="float" office:value="2198646.36" calcext:value-type="float">
            <text:p>2198646,36</text:p>
          </table:table-cell>
          <table:table-cell office:value-type="float" office:value="524986.15" calcext:value-type="float">
            <text:p>524986,15</text:p>
          </table:table-cell>
          <table:table-cell office:value-type="float" office:value="0.445217" calcext:value-type="float">
            <text:p>0,445217</text:p>
          </table:table-cell>
          <table:table-cell office:value-type="float" office:value="0.928621" calcext:value-type="float">
            <text:p>0,928621</text:p>
          </table:table-cell>
          <table:table-cell office:value-type="float" office:value="20.42421" calcext:value-type="float">
            <text:p>20,42421</text:p>
          </table:table-cell>
          <table:table-cell office:value-type="float" office:value="21.843937" calcext:value-type="float">
            <text:p>21,843937</text:p>
          </table:table-cell>
          <table:table-cell office:value-type="float" office:value="10.764584" calcext:value-type="float">
            <text:p>10,764584</text:p>
          </table:table-cell>
          <table:table-cell office:value-type="float" office:value="16.610144" calcext:value-type="float">
            <text:p>16,610144</text:p>
          </table:table-cell>
        </table:table-row>
        <table:table-row table:style-name="ro2">
          <table:table-cell office:value-type="float" office:value="-17.5" calcext:value-type="float">
            <text:p>-17,5</text:p>
          </table:table-cell>
          <table:table-cell office:value-type="float" office:value="2.06" calcext:value-type="float">
            <text:p>2,06</text:p>
          </table:table-cell>
          <table:table-cell office:value-type="float" office:value="0.97" calcext:value-type="float">
            <text:p>0,97</text:p>
          </table:table-cell>
          <table:table-cell office:value-type="float" office:value="1.28" calcext:value-type="float">
            <text:p>1,28</text:p>
          </table:table-cell>
          <table:table-cell office:value-type="float" office:value="56.93873" calcext:value-type="float">
            <text:p>56,93873</text:p>
          </table:table-cell>
          <table:table-cell office:value-type="float" office:value="6.65429" calcext:value-type="float">
            <text:p>6,65429</text:p>
          </table:table-cell>
          <table:table-cell office:value-type="float" office:value="213.17849" calcext:value-type="float">
            <text:p>213,17849</text:p>
          </table:table-cell>
          <table:table-cell office:value-type="float" office:value="2846242.8" calcext:value-type="float">
            <text:p>2846242,8</text:p>
          </table:table-cell>
          <table:table-cell office:value-type="float" office:value="2198650.82" calcext:value-type="float">
            <text:p>2198650,82</text:p>
          </table:table-cell>
          <table:table-cell office:value-type="float" office:value="5249993.98" calcext:value-type="float">
            <text:p>5249993,98</text:p>
          </table:table-cell>
          <table:table-cell office:value-type="float" office:value="0.65893" calcext:value-type="float">
            <text:p>0,65893</text:p>
          </table:table-cell>
          <table:table-cell office:value-type="float" office:value="1.122473" calcext:value-type="float">
            <text:p>1,122473</text:p>
          </table:table-cell>
          <table:table-cell office:value-type="float" office:value="11.533937" calcext:value-type="float">
            <text:p>11,533937</text:p>
          </table:table-cell>
          <table:table-cell office:value-type="string" calcext:value-type="string">
            <text:p>21.866999</text:p>
          </table:table-cell>
          <table:table-cell office:value-type="float" office:value="14.56389" calcext:value-type="float">
            <text:p>14,56389</text:p>
          </table:table-cell>
          <table:table-cell office:value-type="float" office:value="15.529126" calcext:value-type="float">
            <text:p>15,529126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2.52" calcext:value-type="float">
            <text:p>2,52</text:p>
          </table:table-cell>
          <table:table-cell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55.02006" calcext:value-type="float">
            <text:p>55,02006</text:p>
          </table:table-cell>
          <table:table-cell office:value-type="float" office:value="6.05961" calcext:value-type="float">
            <text:p>6,05961</text:p>
          </table:table-cell>
          <table:table-cell office:value-type="float" office:value="150.04669" calcext:value-type="float">
            <text:p>150,04669</text:p>
          </table:table-cell>
          <table:table-cell office:value-type="float" office:value="2846259.85" calcext:value-type="float">
            <text:p>2846259,85</text:p>
          </table:table-cell>
          <table:table-cell office:value-type="float" office:value="2198650.89" calcext:value-type="float">
            <text:p>2198650,89</text:p>
          </table:table-cell>
          <table:table-cell office:value-type="float" office:value="5249908.4" calcext:value-type="float">
            <text:p>5249908,4</text:p>
          </table:table-cell>
          <table:table-cell office:value-type="float" office:value="2.90229" calcext:value-type="float">
            <text:p>2,90229</text:p>
          </table:table-cell>
          <table:table-cell office:value-type="float" office:value="2.27661" calcext:value-type="float">
            <text:p>2,27661</text:p>
          </table:table-cell>
          <table:table-cell office:value-type="float" office:value="29.177023" calcext:value-type="float">
            <text:p>29,177023</text:p>
          </table:table-cell>
          <table:table-cell office:value-type="float" office:value="53.243439" calcext:value-type="float">
            <text:p>53,243439</text:p>
          </table:table-cell>
          <table:table-cell office:value-type="float" office:value="60.4552" calcext:value-type="float">
            <text:p>60,4552</text:p>
          </table:table-cell>
          <table:table-cell office:value-type="float" office:value="63.21381" calcext:value-type="float">
            <text:p>63,21381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33:34.924221728</meta:creation-date>
    <meta:generator>LibreOffice/5.1.6.2$Linux_X86_64 LibreOffice_project/10m0$Build-2</meta:generator>
    <dc:date>2018-03-09T17:25:30.541446122</dc:date>
    <meta:editing-duration>PT29M49S</meta:editing-duration>
    <meta:editing-cycles>9</meta:editing-cycles>
    <meta:document-statistic meta:table-count="1" meta:cell-count="176" meta:object-count="0"/>
  </office:meta>
</office:document-meta>
</file>